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1.665cm"/>
    </style:style>
    <style:style style:name="co5" style:family="table-column">
      <style:table-column-properties fo:break-before="auto" style:column-width="6.405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4.29cm"/>
    </style:style>
    <style:style style:name="co9" style:family="table-column">
      <style:table-column-properties fo:break-before="auto" style:column-width="2.201cm"/>
    </style:style>
    <style:style style:name="co10" style:family="table-column">
      <style:table-column-properties fo:break-before="auto" style:column-width="5.136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7.675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4.685cm"/>
    </style:style>
    <style:style style:name="co15" style:family="table-column">
      <style:table-column-properties fo:break-before="auto" style:column-width="16.618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2.625cm"/>
    </style:style>
    <style:style style:name="co18" style:family="table-column">
      <style:table-column-properties fo:break-before="auto" style:column-width="2.314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5.052cm"/>
    </style:style>
    <style:style style:name="co22" style:family="table-column">
      <style:table-column-properties fo:break-before="auto" style:column-width="3.02cm"/>
    </style:style>
    <style:style style:name="co23" style:family="table-column">
      <style:table-column-properties fo:break-before="auto" style:column-width="6.856cm"/>
    </style:style>
    <style:style style:name="co24" style:family="table-column">
      <style:table-column-properties fo:break-before="auto" style:column-width="2.272cm"/>
    </style:style>
    <style:style style:name="co25" style:family="table-column">
      <style:table-column-properties fo:break-before="auto" style:column-width="0.988cm"/>
    </style:style>
    <style:style style:name="co26" style:family="table-column">
      <style:table-column-properties fo:break-before="auto" style:column-width="1.214cm"/>
    </style:style>
    <style:style style:name="co27" style:family="table-column">
      <style:table-column-properties fo:break-before="auto" style:column-width="11.822cm"/>
    </style:style>
    <style:style style:name="co28" style:family="table-column">
      <style:table-column-properties fo:break-before="auto" style:column-width="1.891cm"/>
    </style:style>
    <style:style style:name="co29" style:family="table-column">
      <style:table-column-properties fo:break-before="auto" style:column-width="12.499cm"/>
    </style:style>
    <style:style style:name="co30" style:family="table-column">
      <style:table-column-properties fo:break-before="auto" style:column-width="2.794cm"/>
    </style:style>
    <style:style style:name="co31" style:family="table-column">
      <style:table-column-properties fo:break-before="auto" style:column-width="4.826cm"/>
    </style:style>
    <style:style style:name="co32" style:family="table-column">
      <style:table-column-properties fo:break-before="auto" style:column-width="4.6cm"/>
    </style:style>
    <style:style style:name="co33" style:family="table-column">
      <style:table-column-properties fo:break-before="auto" style:column-width="7.759cm"/>
    </style:style>
    <style:style style:name="co34" style:family="table-column">
      <style:table-column-properties fo:break-before="auto" style:column-width="1.439cm"/>
    </style:style>
    <style:style style:name="co35" style:family="table-column">
      <style:table-column-properties fo:break-before="auto" style:column-width="2.342cm"/>
    </style:style>
    <style:style style:name="co36" style:family="table-column">
      <style:table-column-properties fo:break-before="auto" style:column-width="11.144cm"/>
    </style:style>
    <style:style style:name="co37" style:family="table-column">
      <style:table-column-properties fo:break-before="auto" style:column-width="22.43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4.374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ta1" style:family="table" style:master-page-name="PageStyle_5f_Profil">
      <style:table-properties table:display="true" style:writing-mode="lr-tb"/>
    </style:style>
    <style:style style:name="ta2" style:family="table" style:master-page-name="PageStyle_5f_Event">
      <style:table-properties table:display="true" style:writing-mode="lr-tb"/>
    </style:style>
    <style:style style:name="ta3" style:family="table" style:master-page-name="PageStyle_5f_Calendar">
      <style:table-properties table:display="true" style:writing-mode="lr-tb"/>
    </style:style>
    <style:style style:name="ta4" style:family="table" style:master-page-name="PageStyle_5f_Dossi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Liberation Mono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rofil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contrôle de vues(CV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vues</text:p>
          </table:table-cell>
          <table:table-cell office:value-type="string" calcext:value-type="string">
            <text:p>id création vues par défaut</text:p>
          </table:table-cell>
          <table:table-cell office:value-type="string" calcext:value-type="string">
            <text:p>id vu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réation v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id masqu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CV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cv_desc</text:p>
          </table:table-cell>
          <table:table-cell table:style-name="ce2" office:value-type="string" calcext:value-type="string">
            <text:p>cv_famid</text:p>
          </table:table-cell>
          <table:table-cell table:style-name="ce2" office:value-type="string" calcext:value-type="string">
            <text:p>cv_fam</text:p>
          </table:table-cell>
          <table:table-cell table:style-name="ce2" office:value-type="string" calcext:value-type="string">
            <text:p>cv_t_views</text:p>
          </table:table-cell>
          <table:table-cell table:style-name="ce2" office:value-type="string" calcext:value-type="string">
            <text:p>cv_idcview</text:p>
          </table:table-cell>
          <table:table-cell table:style-name="ce2" office:value-type="string" calcext:value-type="string">
            <text:p>cv_idview</text:p>
          </table:table-cell>
          <table:table-cell table:style-name="ce2" office:value-type="string" calcext:value-type="string">
            <text:p>cv_lview</text:p>
          </table:table-cell>
          <table:table-cell table:style-name="ce2" office:value-type="string" calcext:value-type="string">
            <text:p>cv_lcview</text:p>
          </table:table-cell>
          <table:table-cell table:style-name="ce2" office:value-type="string" calcext:value-type="string">
            <text:p>cv_kview</text:p>
          </table:table-cell>
          <table:table-cell table:style-name="ce2" office:value-type="string" calcext:value-type="string">
            <text:p>cv_zview</text:p>
          </table:table-cell>
          <table:table-cell table:style-name="ce2" office:value-type="string" calcext:value-type="string">
            <text:p>cv_mskid</text:p>
          </table:table-cell>
          <table:table-cell office:value-type="string" calcext:value-type="string">
            <text:p>cv_msk</text:p>
          </table:table-cell>
          <table:table-cell office:value-type="string" calcext:value-type="string">
            <text:p>dpdoc_famid</text:p>
          </table:table-cell>
          <table:table-cell office:value-type="string" calcext:value-type="string">
            <text:p>dpdoc_fam</text:p>
          </table:table-cell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CVDOC</text:p>
          </table:table-cell>
          <table:table-cell office:value-type="string" calcext:value-type="string">
            <text:p>CVDENVENT</text:p>
          </table:table-cell>
          <table:table-cell/>
          <table:table-cell office:value-type="string" calcext:value-type="string">
            <text:p>Détail des recherches événement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recherche événement</text:p>
          </table:table-cell>
          <table:table-cell table:number-columns-repeated="2"/>
          <table:table-cell office:value-type="string" calcext:value-type="string">
            <text:p>detail\nres\nevt</text:p>
          </table:table-cell>
          <table:table-cell office:value-type="string" calcext:value-type="string">
            <text:p>Détails\nPar ressources\nPar événement</text:p>
          </table:table-cell>
          <table:table-cell/>
          <table:table-cell office:value-type="string" calcext:value-type="string">
            <text:p>VEDIT\nVCONS\nVCONS</text:p>
          </table:table-cell>
          <table:table-cell office:value-type="string" calcext:value-type="string">
            <text:p>FREEDOM:EDITDSEARCH\nFREEEVENT:PLANNER?byres=Y\nFREEEVENT:PLANNER?byres=N</text:p>
          </table:table-cell>
          <table:table-cell table:number-columns-repeated="2" office:value-type="string" calcext:value-type="string">
            <text:p>\n\n</text:p>
          </table:table-cell>
          <table:table-cell table:number-columns-repeated="2"/>
        </table:table-row>
        <table:table-row table:style-name="ro2" table:number-rows-repeated="2">
          <table:table-cell table:number-columns-repeated="19"/>
        </table:table-row>
        <table:table-row table:style-name="ro3">
          <table:table-cell office:value-type="string" calcext:value-type="string">
            <text:p>DOC</text:p>
          </table:table-cell>
          <table:table-cell office:value-type="string" calcext:value-type="string">
            <text:p>PDOC</text:p>
          </table:table-cell>
          <table:table-cell office:value-type="string" calcext:value-type="string">
            <text:p>EVENT_PROFILE</text:p>
          </table:table-cell>
          <table:table-cell/>
          <table:table-cell office:value-type="string" calcext:value-type="string">
            <text:p>Evénement généré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3" table:formula="of:=[.C6]" office:value-type="string" office:string-value="EVENT_PROFILE" calcext:value-type="string">
            <text:p>EVENT_PROFILE</text:p>
          </table:table-cell>
          <table:table-cell table:style-name="ce3" table:number-columns-repeated="2"/>
          <table:table-cell table:style-name="ce3" office:value-type="string" calcext:value-type="string">
            <text:p>view=2</text:p>
          </table:table-cell>
          <table:table-cell table:style-name="ce3" table:number-columns-repeated="11"/>
          <table:table-cell table:number-columns-repeated="3"/>
        </table:table-row>
        <table:table-row table:style-name="ro1" table:number-rows-repeated="6">
          <table:table-cell table:number-columns-repeated="19"/>
        </table:table-row>
        <table:table-row table:style-name="ro3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3">
          <table:table-cell table:number-columns-repeated="19"/>
        </table:table-row>
        <table:table-row table:style-name="ro1" table:number-rows-repeated="3">
          <table:table-cell table:number-columns-repeated="19"/>
        </table:table-row>
        <table:table-row table:style-name="ro3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3" table:number-rows-repeated="2">
          <table:table-cell table:number-columns-repeated="19"/>
        </table:table-row>
        <table:table-row table:style-name="ro1" table:number-rows-repeated="6550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Event" table:style-name="ta2" table:print="false">
        <office:forms form:automatic-focus="false" form:apply-design-mode="false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0" table:number-columns-repeated="2" table:default-cell-style-name="ce4"/>
        <table:table-column table:style-name="co24" table:default-cell-style-name="ce4"/>
        <table:table-column table:style-name="co20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20" table:number-columns-repeated="2" table:default-cell-style-name="ce4"/>
        <table:table-column table:style-name="co30" table:default-cell-style-name="ce4"/>
        <table:table-column table:style-name="co20" table:number-columns-repeated="240" table:default-cell-style-name="ce4"/>
        <table:table-row table:style-name="ro3">
          <table:table-cell office:value-type="string" calcext:value-type="string">
            <text:p>// famille portail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table:number-columns-repeated="250"/>
        </table:table-row>
        <table:table-row table:style-name="ro4">
          <table:table-cell table:style-name="ce5" office:value-type="string" calcext:value-type="string">
            <text:p>BEGI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pan text:style-name="T1">É</text:span>vénement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2" office:value-type="string" calcext:value-type="string">
            <text:p>EVENT</text:p>
          </table:table-cell>
          <table:table-cell table:style-name="ce12" table:number-columns-repeated="10"/>
          <table:table-cell table:number-columns-repeated="240"/>
        </table:table-row>
        <table:table-row table:style-name="ro2"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PROFID</text:p>
          </table:table-cell>
          <table:table-cell office:value-type="string" calcext:value-type="string">
            <text:p>EVENT_PROFILE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CON</text:p>
          </table:table-cell>
          <table:table-cell office:value-type="string" calcext:value-type="string">
            <text:p>event.gif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Dcp\Freeevent\Event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METHOD</text:p>
          </table:table-cell>
          <table:table-cell table:number-columns-repeated="255"/>
        </table:table-row>
        <table:table-row table:style-name="ro3">
          <table:table-cell table:style-name="ce7" office:value-type="string" calcext:value-type="string">
            <text:p>//</text:p>
          </table:table-cell>
          <table:table-cell table:style-name="ce7" office:value-type="string" calcext:value-type="string">
            <text:p>idattr</text:p>
          </table:table-cell>
          <table:table-cell table:style-name="ce7" office:value-type="string" calcext:value-type="string">
            <text:p>idfram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ord</text:p>
          </table:table-cell>
          <table:table-cell table:style-name="ce7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7" office:value-type="string" calcext:value-type="string">
            <text:p>link</text:p>
          </table:table-cell>
          <table:table-cell table:style-name="ce7" office:value-type="string" calcext:value-type="string">
            <text:p>phpfile</text:p>
          </table:table-cell>
          <table:table-cell table:style-name="ce7" office:value-type="string" calcext:value-type="string">
            <text:p>phpfunc</text:p>
          </table:table-cell>
          <table:table-cell table:style-name="ce14" office:value-type="string" calcext:value-type="string">
            <text:p>elink</text:p>
          </table:table-cell>
          <table:table-cell table:style-name="ce14" office:value-type="string" calcext:value-type="string">
            <text:p>constrain</text:p>
          </table:table-cell>
          <table:table-cell table:style-name="ce14" office:value-type="string" calcext:value-type="string">
            <text:p>option</text:p>
          </table:table-cell>
          <table:table-cell table:number-columns-repeated="240"/>
        </table:table-row>
        <table:table-row table:style-name="ro4">
          <table:table-cell table:style-name="ce8" office:value-type="string" calcext:value-type="string">
            <text:p>ATTR</text:p>
          </table:table-cell>
          <table:table-cell table:style-name="ce13" office:value-type="string" calcext:value-type="string">
            <text:p>EVT_FR_IDENT</text:p>
          </table:table-cell>
          <table:table-cell table:style-name="ce13"/>
          <table:table-cell table:style-name="ce8" office:value-type="string" calcext:value-type="string">
            <text:p>identification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frame</text:p>
          </table:table-cell>
          <table:table-cell table:style-name="ce13" office:value-type="float" office:value="10" calcext:value-type="float">
            <text:p>10</text:p>
          </table:table-cell>
          <table:table-cell table:style-name="ce8" office:value-type="string" calcext:value-type="string">
            <text:p>W</text:p>
          </table:table-cell>
          <table:table-cell table:style-name="ce13" table:number-columns-repeated="7"/>
          <table:table-cell table:style-name="ce15" table:number-columns-repeated="240"/>
        </table:table-row>
        <table:table-row table:style-name="ro4">
          <table:table-cell table:style-name="ce9" office:value-type="string" calcext:value-type="string">
            <text:p>ATTR</text:p>
          </table:table-cell>
          <table:table-cell table:style-name="ce10" office:value-type="string" calcext:value-type="string">
            <text:p>EVT_TITLE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titre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10" office:value-type="float" office:value="20" calcext:value-type="float">
            <text:p>20</text:p>
          </table:table-cell>
          <table:table-cell table:style-name="ce9" office:value-type="string" calcext:value-type="string">
            <text:p>W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6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4">
          <table:table-cell table:style-name="ce9" office:value-type="string" calcext:value-type="string">
            <text:p>ATTR</text:p>
          </table:table-cell>
          <table:table-cell table:style-name="ce10" office:value-type="string" calcext:value-type="string">
            <text:p>EVT_DESC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descriptio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10" office:value-type="string" calcext:value-type="string">
            <text:p>longtext</text:p>
          </table:table-cell>
          <table:table-cell table:style-name="ce10" office:value-type="float" office:value="30" calcext:value-type="float">
            <text:p>30</text:p>
          </table:table-cell>
          <table:table-cell table:style-name="ce9" office:value-type="string" calcext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BEGDATE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date débu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imestamp</text:p>
          </table:table-cell>
          <table:table-cell table:style-name="ce10" table:formula="of:=[.H12]+10" office:value-type="float" office:value="40" calcext:value-type="float">
            <text:p>4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ENDDATE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date fin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imestamp</text:p>
          </table:table-cell>
          <table:table-cell table:style-name="ce10" table:formula="of:=[.H13]+10" office:value-type="float" office:value="50" calcext:value-type="float">
            <text:p>5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4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IDCREATOR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id créateu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H14]+10" office:value-type="float" office:value="60" calcext:value-type="float">
            <text:p>6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3"/>
          <table:table-cell table:style-name="ce10" office:value-type="string" calcext:value-type="string">
            <text:p>::getTitle(EVT_IDCREATOR):EVT_CREATOR</text:p>
          </table:table-cell>
          <table:table-cell table:style-name="ce10" table:number-columns-repeated="3"/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CREATOR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créateu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15]+10" office:value-type="float" office:value="70" calcext:value-type="float">
            <text:p>70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%S%app=FDL&amp;action=FDL_CARD&amp;id=%EVT_IDCREATOR%</text:p>
          </table:table-cell>
          <table:table-cell table:style-name="ce10" office:value-type="string" calcext:value-type="string">
            <text:p>fdl.php</text:p>
          </table:table-cell>
          <table:table-cell table:style-name="ce10" office:value-type="string" calcext:value-type="string">
            <text:p>lfamily(D,IUSER,EVT_CREATOR):EVT_IDCREATOR,EVT_CREATOR</text:p>
          </table:table-cell>
          <table:table-cell table:style-name="ce10" table:number-columns-repeated="3"/>
          <table:table-cell table:number-columns-repeated="240"/>
        </table:table-row>
        <table:table-row table:style-name="ro4">
          <table:table-cell table:style-name="ce11" office:value-type="string" calcext:value-type="string">
            <text:p>ATTR</text:p>
          </table:table-cell>
          <table:table-cell table:style-name="ce11" office:value-type="string" calcext:value-type="string">
            <text:p>EVT_T_RES</text:p>
          </table:table-cell>
          <table:table-cell table:style-name="ce11" office:value-type="string" calcext:value-type="string">
            <text:p>EVT_FR_IDENT</text:p>
          </table:table-cell>
          <table:table-cell table:style-name="ce11" office:value-type="string" calcext:value-type="string">
            <text:p>ressources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array</text:p>
          </table:table-cell>
          <table:table-cell table:style-name="ce11" table:formula="of:=[.H16]+10" office:value-type="float" office:value="80" calcext:value-type="float">
            <text:p>80</text:p>
          </table:table-cell>
          <table:table-cell table:style-name="ce11" office:value-type="string" calcext:value-type="string">
            <text:p>W</text:p>
          </table:table-cell>
          <table:table-cell table:style-name="ce11" table:number-columns-repeated="6"/>
          <table:table-cell table:style-name="ce11" office:value-type="string" calcext:value-type="string">
            <text:p>vlabel=none</text:p>
          </table:table-cell>
          <table:table-cell table:number-columns-repeated="240"/>
        </table:table-row>
        <table:table-row table:style-name="ro4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IDRES</text:p>
          </table:table-cell>
          <table:table-cell table:style-name="ce10" office:value-type="string" calcext:value-type="string">
            <text:p>EVT_T_RES</text:p>
          </table:table-cell>
          <table:table-cell table:style-name="ce10" office:value-type="string" calcext:value-type="string">
            <text:p>id ressourc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H17]+10" office:value-type="float" office:value="90" calcext:value-type="float">
            <text:p>9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3"/>
          <table:table-cell table:style-name="ce10" office:value-type="string" calcext:value-type="string">
            <text:p>::getTitle(EVT_IDRES):EVT_RES</text:p>
          </table:table-cell>
          <table:table-cell table:style-name="ce10" table:number-columns-repeated="3"/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RES</text:p>
          </table:table-cell>
          <table:table-cell table:style-name="ce10" office:value-type="string" calcext:value-type="string">
            <text:p>EVT_T_RES</text:p>
          </table:table-cell>
          <table:table-cell table:style-name="ce10" office:value-type="string" calcext:value-type="string">
            <text:p>ressourc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18]+10" office:value-type="float" office:value="100" calcext:value-type="float">
            <text:p>100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%S%app=FDL&amp;action=FDL_CARD&amp;id=%EVT_IDRES%</text:p>
          </table:table-cell>
          <table:table-cell table:style-name="ce10" office:value-type="string" calcext:value-type="string">
            <text:p>fdl.php</text:p>
          </table:table-cell>
          <table:table-cell table:style-name="ce10" office:value-type="string" calcext:value-type="string">
            <text:p>lfamily(D,IUSER,EVT_RES):EVT_IDRES,EVT_RES</text:p>
          </table:table-cell>
          <table:table-cell table:style-name="ce10" table:number-columns-repeated="3"/>
          <table:table-cell table:number-columns-repeated="240"/>
        </table:table-row>
        <table:table-row table:style-name="ro4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CODE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typ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19]+10" office:value-type="float" office:value="110" calcext:value-type="float">
            <text:p>110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7"/>
          <table:table-cell table:number-columns-repeated="240"/>
        </table:table-row>
        <table:table-row table:style-name="ro4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FROMINITIATORID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id famille référen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H18]+10" office:value-type="float" office:value="100" calcext:value-type="float">
            <text:p>10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3"/>
          <table:table-cell table:style-name="ce10" office:value-type="string" calcext:value-type="string">
            <text:p>::getDocProp(EVT_IDINITIATOR,fromid)</text:p>
          </table:table-cell>
          <table:table-cell table:style-name="ce10" table:number-columns-repeated="3"/>
          <table:table-cell table:number-columns-repeated="240"/>
        </table:table-row>
        <table:table-row table:style-name="ro4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FROMINITIATORICON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icone famille référen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image</text:p>
          </table:table-cell>
          <table:table-cell table:style-name="ce10" table:formula="of:=[.H19]+10" office:value-type="float" office:value="110" calcext:value-type="float">
            <text:p>110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3"/>
          <table:table-cell table:style-name="ce10" office:value-type="string" calcext:value-type="string">
            <text:p>::getDocProp(EVT_IDINITIATOR,icon)</text:p>
          </table:table-cell>
          <table:table-cell table:style-name="ce10" table:number-columns-repeated="3"/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FROMINITIATOR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famille référen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20]+10" office:value-type="float" office:value="120" calcext:value-type="float">
            <text:p>120</text:p>
          </table:table-cell>
          <table:table-cell table:style-name="ce10" office:value-type="string" calcext:value-type="string">
            <text:p>R</text:p>
          </table:table-cell>
          <table:table-cell table:style-name="ce10"/>
          <table:table-cell table:style-name="ce10" office:value-type="string" calcext:value-type="string">
            <text:p>%S%app=FDL&amp;action=FDL_CARD&amp;id=%EVT_FROMINITIATORID%</text:p>
          </table:table-cell>
          <table:table-cell table:style-name="ce10"/>
          <table:table-cell table:style-name="ce10" office:value-type="string" calcext:value-type="string">
            <text:p>::getTitle(EVT_FROMINITIATORID)</text:p>
          </table:table-cell>
          <table:table-cell table:style-name="ce10" table:number-columns-repeated="3"/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IDINITIATOR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id document référen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H23]+10" office:value-type="float" office:value="130" calcext:value-type="float">
            <text:p>13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3"/>
          <table:table-cell table:style-name="ce10" office:value-type="string" calcext:value-type="string">
            <text:p>::getTitle(EVT_IDINITIATOR):EVT_INITIATOR</text:p>
          </table:table-cell>
          <table:table-cell table:style-name="ce10" table:number-columns-repeated="3"/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INITIATOR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référen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24]+10" office:value-type="float" office:value="140" calcext:value-type="float">
            <text:p>140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%S%app=FDL&amp;action=FDL_CARD&amp;id=%EVT_IDINITIATOR%</text:p>
          </table:table-cell>
          <table:table-cell table:style-name="ce10" table:number-columns-repeated="5"/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TRANSFT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fonction de transfer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25]+10" office:value-type="float" office:value="150" calcext:value-type="float">
            <text:p>150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7"/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ITRANSFT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fonction de transfert invers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26]+10" office:value-type="float" office:value="160" calcext:value-type="float">
            <text:p>160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7"/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ICON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icon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image</text:p>
          </table:table-cell>
          <table:table-cell table:style-name="ce10" table:formula="of:=[.H27]+10" office:value-type="float" office:value="170" calcext:value-type="float">
            <text:p>170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3"/>
          <table:table-cell table:style-name="ce10" office:value-type="string" calcext:value-type="string">
            <text:p>::getEventIcon()</text:p>
          </table:table-cell>
          <table:table-cell table:style-name="ce10" table:number-columns-repeated="3"/>
          <table:table-cell table:number-columns-repeated="24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5" office:value-type="string" calcext:value-type="string">
            <text:p>END</text:p>
          </table:table-cell>
          <table:table-cell table:style-name="ce12" table:number-columns-repeated="15"/>
          <table:table-cell table:number-columns-repeated="240"/>
        </table:table-row>
        <table:table-row table:style-name="ro1" table:number-rows-repeated="6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lendar" table:style-name="ta3" table:print="false">
        <office:forms form:automatic-focus="false" form:apply-design-mode="false"/>
        <table:table-column table:style-name="co4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4" table:default-cell-style-name="ce4"/>
        <table:table-column table:style-name="co25" table:number-columns-repeated="2" table:default-cell-style-name="ce4"/>
        <table:table-column table:style-name="co26" table:default-cell-style-name="ce4"/>
        <table:table-column table:style-name="co36" table:default-cell-style-name="ce4"/>
        <table:table-column table:style-name="co35" table:default-cell-style-name="ce4"/>
        <table:table-column table:style-name="co37" table:default-cell-style-name="ce4"/>
        <table:table-column table:style-name="co38" table:number-columns-repeated="243" table:default-cell-style-name="ce4"/>
        <table:table-row table:style-name="ro3">
          <table:table-cell table:style-name="ce6"/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table:number-columns-repeated="250"/>
        </table:table-row>
        <table:table-row table:style-name="ro2">
          <table:table-cell table:style-name="ce5" office:value-type="string" calcext:value-type="string">
            <text:p>BEGIN</text:p>
          </table:table-cell>
          <table:table-cell table:style-name="ce12" office:value-type="string" calcext:value-type="string">
            <text:p>DSEARCH</text:p>
          </table:table-cell>
          <table:table-cell table:style-name="ce12" office:value-type="string" calcext:value-type="string">
            <text:p>recherche événement</text:p>
          </table:table-cell>
          <table:table-cell table:style-name="ce12" office:value-type="float" office:value="33" calcext:value-type="float">
            <text:p>33</text:p>
          </table:table-cell>
          <table:table-cell table:style-name="ce12"/>
          <table:table-cell table:style-name="ce12" office:value-type="string" calcext:value-type="string">
            <text:p>DCALENDAR</text:p>
          </table:table-cell>
          <table:table-cell table:style-name="ce12" table:number-columns-repeated="10"/>
          <table:table-cell table:number-columns-repeated="240"/>
        </table:table-row>
        <table:table-row table:style-name="ro2"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VID</text:p>
          </table:table-cell>
          <table:table-cell office:value-type="string" calcext:value-type="string">
            <text:p>CVDENV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CON</text:p>
          </table:table-cell>
          <table:table-cell office:value-type="string" calcext:value-type="string">
            <text:p>dcal.gif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Dcp\Freeevent\Dcalendar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METHOD</text:p>
          </table:table-cell>
          <table:table-cell table:number-columns-repeated="255"/>
        </table:table-row>
        <table:table-row table:style-name="ro2">
          <table:table-cell table:style-name="ce7" office:value-type="string" calcext:value-type="string">
            <text:p>//</text:p>
          </table:table-cell>
          <table:table-cell table:style-name="ce7" office:value-type="string" calcext:value-type="string">
            <text:p>idattr</text:p>
          </table:table-cell>
          <table:table-cell table:style-name="ce7" office:value-type="string" calcext:value-type="string">
            <text:p>idfram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ord</text:p>
          </table:table-cell>
          <table:table-cell table:style-name="ce7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7" office:value-type="string" calcext:value-type="string">
            <text:p>link</text:p>
          </table:table-cell>
          <table:table-cell table:style-name="ce7" office:value-type="string" calcext:value-type="string">
            <text:p>phpfile</text:p>
          </table:table-cell>
          <table:table-cell table:style-name="ce7" office:value-type="string" calcext:value-type="string">
            <text:p>phpfunc</text:p>
          </table:table-cell>
          <table:table-cell table:style-name="ce14" table:number-columns-repeated="3"/>
          <table:table-cell table:number-columns-repeated="240"/>
        </table:table-row>
        <table:table-row table:style-name="ro2">
          <table:table-cell table:style-name="ce15" table:number-columns-repeated="256"/>
        </table:table-row>
        <table:table-row table:style-name="ro2">
          <table:table-cell table:style-name="ce16" office:value-type="string" calcext:value-type="string">
            <text:p>ATTR</text:p>
          </table:table-cell>
          <table:table-cell table:style-name="ce16" office:value-type="string" calcext:value-type="string">
            <text:p>DCAL_FR_SEARCH</text:p>
          </table:table-cell>
          <table:table-cell table:style-name="ce16"/>
          <table:table-cell table:style-name="ce16" office:value-type="string" calcext:value-type="string">
            <text:p>paramètres de recherche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frame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string" calcext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TEXT</text:p>
          </table:table-cell>
          <table:table-cell table:style-name="ce10" office:value-type="string" calcext:value-type="string">
            <text:p>DCAL_FR_SEARCH</text:p>
          </table:table-cell>
          <table:table-cell table:style-name="ce10" office:value-type="string" calcext:value-type="string">
            <text:p>text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10]+10" office:value-type="float" office:value="410" calcext:value-type="float">
            <text:p>41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TEXTOP</text:p>
          </table:table-cell>
          <table:table-cell table:style-name="ce10" office:value-type="string" calcext:value-type="string">
            <text:p>DCAL_FR_SEARCH</text:p>
          </table:table-cell>
          <table:table-cell table:style-name="ce10" office:value-type="string" calcext:value-type="string">
            <text:p>texte opérateu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11]+10" office:value-type="float" office:value="420" calcext:value-type="float">
            <text:p>42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~*|contient,!~*|ne contient pas</text:p>
          </table:table-cell>
          <table:table-cell table:style-name="ce10" table:number-columns-repeated="3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IDPRODUCER</text:p>
          </table:table-cell>
          <table:table-cell table:style-name="ce10" office:value-type="string" calcext:value-type="string">
            <text:p>DCAL_FR_SEARCH</text:p>
          </table:table-cell>
          <table:table-cell table:style-name="ce10" office:value-type="string" calcext:value-type="string">
            <text:p>id producteu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H12]+10" office:value-type="float" office:value="430" calcext:value-type="float">
            <text:p>43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7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PRODUCER</text:p>
          </table:table-cell>
          <table:table-cell table:style-name="ce10" office:value-type="string" calcext:value-type="string">
            <text:p>DCAL_FR_SEARCH</text:p>
          </table:table-cell>
          <table:table-cell table:style-name="ce10" office:value-type="string" calcext:value-type="string">
            <text:p>producteu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13]+10" office:value-type="float" office:value="440" calcext:value-type="float">
            <text:p>440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%S%&amp;app=FDL&amp;action=FDL_CARD&amp;id=%DCAL_IDPRODUCER%</text:p>
          </table:table-cell>
          <table:table-cell table:style-name="ce10" office:value-type="string" calcext:value-type="string">
            <text:p>event.php</text:p>
          </table:table-cell>
          <table:table-cell table:style-name="ce10" office:value-type="string" calcext:value-type="string">
            <text:p>getEventProducers(D):DCAL_IDPRODUCER,DCAL_PRODUCER</text:p>
          </table:table-cell>
          <table:table-cell table:style-name="ce10" table:number-columns-repeated="2"/>
          <table:table-cell table:style-name="ce10" office:value-type="string" calcext:value-type="string">
            <text:p>eformat=hcheck</text:p>
          </table:table-cell>
          <table:table-cell table:number-columns-repeated="240"/>
        </table:table-row>
        <table:table-row table:style-name="ro2">
          <table:table-cell table:style-name="ce9" office:value-type="string" calcext:value-type="string">
            <text:p>ATTR</text:p>
          </table:table-cell>
          <table:table-cell table:style-name="ce10" office:value-type="string" calcext:value-type="string">
            <text:p>SE_FAM</text:p>
          </table:table-cell>
          <table:table-cell table:style-name="ce10" office:value-type="string" calcext:value-type="string">
            <text:p>DCAL_FR_SEARCH</text:p>
          </table:table-cell>
          <table:table-cell table:style-name="ce10" office:value-type="string" calcext:value-type="string">
            <text:p>famille d'événemen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text</text:p>
          </table:table-cell>
          <table:table-cell table:style-name="ce10" table:formula="of:=[.H14]+10" office:value-type="float" office:value="450" calcext:value-type="float">
            <text:p>450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%S%&amp;app=FDL&amp;action=FDL_CARD&amp;id=%SE_FAMID%</text:p>
          </table:table-cell>
          <table:table-cell table:style-name="ce10" office:value-type="string" calcext:value-type="string">
            <text:p>fdl.php</text:p>
          </table:table-cell>
          <table:table-cell table:style-name="ce10" office:value-type="string" calcext:value-type="string">
            <text:p>lfamilies(D,"",EVENT):SE_FAMID,SE_FAM</text:p>
          </table:table-cell>
          <table:table-cell table:style-name="ce10" table:number-columns-repeated="2"/>
          <table:table-cell table:style-name="ce10" office:value-type="string" calcext:value-type="string">
            <text:p>eformat=hcheck</text:p>
          </table:table-cell>
          <table:table-cell table:number-columns-repeated="240"/>
        </table:table-row>
        <table:table-row table:style-name="ro2">
          <table:table-cell table:style-name="ce16" office:value-type="string" calcext:value-type="string">
            <text:p>ATTR</text:p>
          </table:table-cell>
          <table:table-cell table:style-name="ce16" office:value-type="string" calcext:value-type="string">
            <text:p>DCAL_FR_RES</text:p>
          </table:table-cell>
          <table:table-cell table:style-name="ce16"/>
          <table:table-cell table:style-name="ce16" office:value-type="string" calcext:value-type="string">
            <text:p>ressources impactées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frame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string" calcext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IDFRES</text:p>
          </table:table-cell>
          <table:table-cell table:style-name="ce10" office:value-type="string" calcext:value-type="string">
            <text:p>DCAL_FR_RES</text:p>
          </table:table-cell>
          <table:table-cell table:style-name="ce10" office:value-type="string" calcext:value-type="string">
            <text:p>id famille ressources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H16]+10" office:value-type="float" office:value="510" calcext:value-type="float">
            <text:p>51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7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FRES</text:p>
          </table:table-cell>
          <table:table-cell table:style-name="ce10" office:value-type="string" calcext:value-type="string">
            <text:p>DCAL_FR_RES</text:p>
          </table:table-cell>
          <table:table-cell table:style-name="ce10" office:value-type="string" calcext:value-type="string">
            <text:p>famille ressourc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17]+10" office:value-type="float" office:value="520" calcext:value-type="float">
            <text:p>520</text:p>
          </table:table-cell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%S%&amp;app=FDL&amp;action=FDL_CARD&amp;id=%DCAL_IDFRES%</text:p>
          </table:table-cell>
          <table:table-cell table:style-name="ce10" office:value-type="string" calcext:value-type="string">
            <text:p>event.php</text:p>
          </table:table-cell>
          <table:table-cell table:style-name="ce10" office:value-type="string" calcext:value-type="string">
            <text:p>getFamRessource(D):DCAL_IDFRES,DCAL_FRES</text:p>
          </table:table-cell>
          <table:table-cell table:style-name="ce10" table:number-columns-repeated="2"/>
          <table:table-cell table:style-name="ce10" office:value-type="string" calcext:value-type="string">
            <text:p>eformat=hcheck</text:p>
          </table:table-cell>
          <table:table-cell table:number-columns-repeated="240"/>
        </table:table-row>
        <table:table-row table:style-name="ro2">
          <table:table-cell table:style-name="ce11" office:value-type="string" calcext:value-type="string">
            <text:p>ATTR</text:p>
          </table:table-cell>
          <table:table-cell table:style-name="ce11" office:value-type="string" calcext:value-type="string">
            <text:p>DCAL_T_RES</text:p>
          </table:table-cell>
          <table:table-cell table:style-name="ce11" office:value-type="string" calcext:value-type="string">
            <text:p>DCAL_FR_RES</text:p>
          </table:table-cell>
          <table:table-cell table:style-name="ce11" office:value-type="string" calcext:value-type="string">
            <text:p>ressources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array</text:p>
          </table:table-cell>
          <table:table-cell table:style-name="ce11" table:formula="of:=[.H18]+10" office:value-type="float" office:value="530" calcext:value-type="float">
            <text:p>530</text:p>
          </table:table-cell>
          <table:table-cell table:style-name="ce11" office:value-type="string" calcext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IDRES</text:p>
          </table:table-cell>
          <table:table-cell table:style-name="ce10" office:value-type="string" calcext:value-type="string">
            <text:p>DCAL_T_RES</text:p>
          </table:table-cell>
          <table:table-cell table:style-name="ce10" office:value-type="string" calcext:value-type="string">
            <text:p>id ressouc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H19]+10" office:value-type="float" office:value="540" calcext:value-type="float">
            <text:p>54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7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RES</text:p>
          </table:table-cell>
          <table:table-cell table:style-name="ce10" office:value-type="string" calcext:value-type="string">
            <text:p>DCAL_T_RES</text:p>
          </table:table-cell>
          <table:table-cell table:style-name="ce10" office:value-type="string" calcext:value-type="string">
            <text:p>ressourc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20]+10" office:value-type="float" office:value="550" calcext:value-type="float">
            <text:p>550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%S%&amp;app=FDL&amp;action=FDL_CARD&amp;id=%DCAL_IDRES%</text:p>
          </table:table-cell>
          <table:table-cell table:style-name="ce10" office:value-type="string" calcext:value-type="string">
            <text:p>event.php</text:p>
          </table:table-cell>
          <table:table-cell table:style-name="ce10" office:value-type="string" calcext:value-type="string">
            <text:p>getRessource(D,DCAL_IDFRES,DCAL_RES):DCAL_IDRES,DCAL_RES</text:p>
          </table:table-cell>
          <table:table-cell table:style-name="ce10" table:number-columns-repeated="3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VIEWONLYRES</text:p>
          </table:table-cell>
          <table:table-cell table:style-name="ce10" office:value-type="string" calcext:value-type="string">
            <text:p>DCAL_FR_RES</text:p>
          </table:table-cell>
          <table:table-cell table:style-name="ce10" office:value-type="string" calcext:value-type="string">
            <text:p>voir les ressources sélectionnées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21]+10" office:value-type="float" office:value="560" calcext:value-type="float">
            <text:p>56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all|voir aussi les ressources participantes,only|voir seulement les ressources sélectionnées</text:p>
          </table:table-cell>
          <table:table-cell table:style-name="ce10" table:number-columns-repeated="2"/>
          <table:table-cell table:style-name="ce10" office:value-type="string" calcext:value-type="string">
            <text:p>eformat=bool</text:p>
          </table:table-cell>
          <table:table-cell table:number-columns-repeated="240"/>
        </table:table-row>
        <table:table-row table:style-name="ro2">
          <table:table-cell table:style-name="ce16" office:value-type="string" calcext:value-type="string">
            <text:p>ATTR</text:p>
          </table:table-cell>
          <table:table-cell table:style-name="ce16" office:value-type="string" calcext:value-type="string">
            <text:p>DCAL_FR_PRESENT</text:p>
          </table:table-cell>
          <table:table-cell table:style-name="ce16"/>
          <table:table-cell table:style-name="ce16" office:value-type="string" calcext:value-type="string">
            <text:p>présentation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frame</text:p>
          </table:table-cell>
          <table:table-cell table:style-name="ce16" table:formula="of:=[.H22]+10" office:value-type="float" office:value="570" calcext:value-type="float">
            <text:p>570</text:p>
          </table:table-cell>
          <table:table-cell table:style-name="ce16" office:value-type="string" calcext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COLORIDX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couleurs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23]+10" office:value-type="float" office:value="580" calcext:value-type="float">
            <text:p>58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r|ressource,eid|événement,fid|producteur,subtype|type</text:p>
          </table:table-cell>
          <table:table-cell table:style-name="ce10" table:number-columns-repeated="2"/>
          <table:table-cell table:style-name="ce10" office:value-type="string" calcext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LUMINANCE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luminanc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24]+10" office:value-type="float" office:value="590" calcext:value-type="float">
            <text:p>59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0\.6|foncé,0\.7|vive,0\.8|normal,0\.9|pastel</text:p>
          </table:table-cell>
          <table:table-cell table:style-name="ce10" table:number-columns-repeated="2"/>
          <table:table-cell table:style-name="ce10" office:value-type="string" calcext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ORDERIDX1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trié pa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25]+10" office:value-type="float" office:value="600" calcext:value-type="float">
            <text:p>60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absx|date de début,absw|durée,res|ressource,fid|producteur,subtype|type</text:p>
          </table:table-cell>
          <table:table-cell table:style-name="ce10" table:number-columns-repeated="2"/>
          <table:table-cell table:style-name="ce10" office:value-type="string" calcext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ORDERDESC1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sens du tri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26]+10" office:value-type="float" office:value="610" calcext:value-type="float">
            <text:p>61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ASC|ascendant,DESC|descendant</text:p>
          </table:table-cell>
          <table:table-cell table:style-name="ce10" table:number-columns-repeated="2"/>
          <table:table-cell table:style-name="ce10" office:value-type="string" calcext:value-type="string">
            <text:p>system=yes|eformat=bool</text:p>
          </table:table-cell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ORDERIDX2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puis pa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27]+10" office:value-type="float" office:value="620" calcext:value-type="float">
            <text:p>62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<text:s/>|rien,absx|date de début,absw|durée,ir|ressource,fid|producteur,subtype|type</text:p>
          </table:table-cell>
          <table:table-cell table:style-name="ce10" table:number-columns-repeated="2"/>
          <table:table-cell table:style-name="ce10" office:value-type="string" calcext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ORDERDESC2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sens du tri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28]+10" office:value-type="float" office:value="630" calcext:value-type="float">
            <text:p>63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ASC|ascendant,DESC|descendant</text:p>
          </table:table-cell>
          <table:table-cell table:style-name="ce10" table:number-columns-repeated="2"/>
          <table:table-cell table:style-name="ce10" office:value-type="string" calcext:value-type="string">
            <text:p>system=yes|eformat=bool</text:p>
          </table:table-cell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GROUPBY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groupemen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29]+10" office:value-type="float" office:value="640" calcext:value-type="float">
            <text:p>64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YRES|par ressource,BYEVT|par événement</text:p>
          </table:table-cell>
          <table:table-cell table:style-name="ce10" table:number-columns-repeated="2"/>
          <table:table-cell table:style-name="ce10" office:value-type="string" calcext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PRESTITLE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voir le titr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30]+10" office:value-type="float" office:value="650" calcext:value-type="float">
            <text:p>65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LINE|à l'intérieur,LEFT|à gauche (si groupement par événement),NONE|invisible</text:p>
          </table:table-cell>
          <table:table-cell table:style-name="ce10" table:number-columns-repeated="2"/>
          <table:table-cell table:style-name="ce10" office:value-type="string" calcext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PRESICON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voir les icones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31]+10" office:value-type="float" office:value="660" calcext:value-type="float">
            <text:p>66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LINE|à l'intérieur,NONE|invisible</text:p>
          </table:table-cell>
          <table:table-cell table:style-name="ce10" table:number-columns-repeated="2"/>
          <table:table-cell table:style-name="ce10" office:value-type="string" calcext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5" office:value-type="string" calcext:value-type="string">
            <text:p>END</text:p>
          </table:table-cell>
          <table:table-cell table:style-name="ce12" table:number-columns-repeated="15"/>
          <table:table-cell table:number-columns-repeated="240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4" table:print="false">
        <office:forms form:automatic-focus="false" form:apply-design-mode="false"/>
        <table:table-column table:style-name="co39" table:default-cell-style-name="ce4"/>
        <table:table-column table:style-name="co21" table:default-cell-style-name="ce4"/>
        <table:table-column table:style-name="co39" table:default-cell-style-name="ce4"/>
        <table:table-column table:style-name="co35" table:default-cell-style-name="ce4"/>
        <table:table-column table:style-name="co34" table:default-cell-style-name="ce4"/>
        <table:table-column table:style-name="co35" table:default-cell-style-name="ce4"/>
        <table:table-column table:style-name="co26" table:default-cell-style-name="ce4"/>
        <table:table-column table:style-name="co25" table:number-columns-repeated="2" table:default-cell-style-name="ce4"/>
        <table:table-column table:style-name="co26" table:number-columns-repeated="2" table:default-cell-style-name="ce4"/>
        <table:table-column table:style-name="co28" table:number-columns-repeated="2" table:default-cell-style-name="ce4"/>
        <table:table-column table:style-name="co38" table:number-columns-repeated="243" table:default-cell-style-name="ce4"/>
        <table:table-row table:style-name="ro2">
          <table:table-cell office:value-type="string" calcext:value-type="string">
            <text:p>// famille dossier d'événment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table:number-columns-repeated="250"/>
        </table:table-row>
        <table:table-row table:style-name="ro2">
          <table:table-cell table:style-name="ce5" office:value-type="string" calcext:value-type="string">
            <text:p>BEGIN</text:p>
          </table:table-cell>
          <table:table-cell table:style-name="ce12" office:value-type="string" calcext:value-type="string">
            <text:p>DIR</text:p>
          </table:table-cell>
          <table:table-cell table:style-name="ce12" office:value-type="string" calcext:value-type="string">
            <text:p>dossier événements</text:p>
          </table:table-cell>
          <table:table-cell table:style-name="ce12" office:value-type="float" office:value="35" calcext:value-type="float">
            <text:p>35</text:p>
          </table:table-cell>
          <table:table-cell table:style-name="ce12"/>
          <table:table-cell table:style-name="ce12" office:value-type="string" calcext:value-type="string">
            <text:p>SCALENDAR</text:p>
          </table:table-cell>
          <table:table-cell table:style-name="ce12" table:number-columns-repeated="10"/>
          <table:table-cell table:number-columns-repeated="240"/>
        </table:table-row>
        <table:table-row table:style-name="ro2"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ICON</text:p>
          </table:table-cell>
          <table:table-cell office:value-type="string" calcext:value-type="string">
            <text:p>scal.gif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METHOD</text:p>
          </table:table-cell>
          <table:table-cell table:number-columns-repeated="25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Dcp\Freeevent\Scalendar</text:p>
          </table:table-cell>
          <table:table-cell table:number-columns-repeated="254"/>
        </table:table-row>
        <table:table-row table:style-name="ro3">
          <table:table-cell table:style-name="Default" table:number-columns-repeated="2"/>
          <table:table-cell table:number-columns-repeated="254"/>
        </table:table-row>
        <table:table-row table:style-name="ro2">
          <table:table-cell table:style-name="ce7" office:value-type="string" calcext:value-type="string">
            <text:p>//</text:p>
          </table:table-cell>
          <table:table-cell table:style-name="ce7" office:value-type="string" calcext:value-type="string">
            <text:p>idattr</text:p>
          </table:table-cell>
          <table:table-cell table:style-name="ce7" office:value-type="string" calcext:value-type="string">
            <text:p>idfram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ord</text:p>
          </table:table-cell>
          <table:table-cell table:style-name="ce7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7" office:value-type="string" calcext:value-type="string">
            <text:p>link</text:p>
          </table:table-cell>
          <table:table-cell table:style-name="ce7" office:value-type="string" calcext:value-type="string">
            <text:p>phpfile</text:p>
          </table:table-cell>
          <table:table-cell table:style-name="ce7" office:value-type="string" calcext:value-type="string">
            <text:p>phpfunc</text:p>
          </table:table-cell>
          <table:table-cell table:style-name="ce14" office:value-type="string" calcext:value-type="string">
            <text:p>elink</text:p>
          </table:table-cell>
          <table:table-cell table:style-name="ce14" office:value-type="string" calcext:value-type="string">
            <text:p>constrain</text:p>
          </table:table-cell>
          <table:table-cell table:style-name="ce14" office:value-type="string" calcext:value-type="string">
            <text:p>option</text:p>
          </table:table-cell>
          <table:table-cell table:number-columns-repeated="240"/>
        </table:table-row>
        <table:table-row table:style-name="ro2">
          <table:table-cell table:style-name="ce15" table:number-columns-repeated="256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IATTR</text:p>
          </table:table-cell>
          <table:table-cell office:value-type="string" calcext:value-type="string">
            <text:p>DCAL_FR_PRESENT</text:p>
          </table:table-cell>
          <table:table-cell/>
          <table:table-cell office:value-type="string" calcext:value-type="string">
            <text:p>DCALENDAR</text:p>
          </table:table-cell>
          <table:table-cell table:number-columns-repeated="252"/>
        </table:table-row>
        <table:table-row table:style-name="ro2" table:number-rows-repeated="10">
          <table:table-cell table:number-columns-repeated="256"/>
        </table:table-row>
        <table:table-row table:style-name="ro3" table:number-rows-repeated="8">
          <table:table-cell table:number-columns-repeated="256"/>
        </table:table-row>
        <table:table-row table:style-name="ro3">
          <table:table-cell table:style-name="ce5" office:value-type="string" calcext:value-type="string">
            <text:p>END</text:p>
          </table:table-cell>
          <table:table-cell table:style-name="ce12" table:number-columns-repeated="15"/>
          <table:table-cell table:number-columns-repeated="240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fo:color="#000000" style:font-name="Sans" fo:font-family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12:39:51.109178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vent" style:display-name="PageStyle_Ev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alendar" style:display-name="PageStyle_Calenda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ues" style:display-name="PageStyle_Vue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06-09-14T11:47:15</meta:creation-date>
    <dc:date>2014-09-09T11:07:53.794829019</dc:date>
    <dc:language>fr-FR</dc:language>
    <meta:editing-cycles>23</meta:editing-cycles>
    <meta:editing-duration>P1DT2H17M48S</meta:editing-duration>
    <dc:creator>eric </dc:creator>
    <meta:document-statistic meta:table-count="4" meta:cell-count="595" meta:object-count="0"/>
    <meta:user-defined meta:name="Info 1"/>
    <meta:user-defined meta:name="Info 2"/>
    <meta:user-defined meta:name="Info 3"/>
    <meta:user-defined meta:name="Info 4"/>
  </office:meta>
</office:document-meta>
</file>